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Обычный"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line-height="115%" fo:text-align="justify" style:justify-single-word="false"/>
      <style:text-properties officeooo:rsid="003232bc" officeooo:paragraph-rsid="003232bc"/>
    </style:style>
    <style:style style:name="P2" style:family="paragraph" style:parent-style-name="Footer">
      <style:paragraph-properties fo:margin-top="0.25cm" fo:margin-bottom="0cm" style:contextual-spacing="false" fo:line-height="115%" fo:text-align="justify" style:justify-single-word="false"/>
      <style:text-properties officeooo:paragraph-rsid="003232bc"/>
    </style:style>
    <style:style style:name="P3" style:family="paragraph" style:parent-style-name="Frame_20_contents">
      <style:paragraph-properties fo:line-height="100%"/>
      <style:text-properties style:font-name="Liberation Mono" fo:language="zxx" fo:country="none" style:language-asian="zxx" style:country-asian="none" style:language-complex="zxx" style:country-complex="none"/>
    </style:style>
    <style:style style:name="P4" style:family="paragraph" style:parent-style-name="Text_20_body">
      <style:text-properties style:font-name="Liberation Mono" fo:language="zxx" fo:country="none" fo:font-style="normal" officeooo:rsid="001e4988" officeooo:paragraph-rsid="001e4988" style:language-asian="zxx" style:country-asian="none" style:font-style-asian="normal" style:language-complex="zxx" style:country-complex="none" style:font-style-complex="normal"/>
    </style:style>
    <style:style style:name="P5" style:family="paragraph" style:parent-style-name="Text_20_body">
      <style:text-properties officeooo:rsid="001da6eb" officeooo:paragraph-rsid="001da6eb"/>
    </style:style>
    <style:style style:name="P6" style:family="paragraph" style:parent-style-name="Text_20_body">
      <style:text-properties officeooo:rsid="001da6eb" officeooo:paragraph-rsid="0023eda8"/>
    </style:style>
    <style:style style:name="P7" style:family="paragraph" style:parent-style-name="Text_20_body">
      <style:text-properties fo:font-style="italic" officeooo:rsid="001e4988" officeooo:paragraph-rsid="001e4988" style:font-style-asian="italic" style:font-style-complex="italic"/>
    </style:style>
    <style:style style:name="P8" style:family="paragraph" style:parent-style-name="Heading_20_1">
      <style:text-properties fo:language="zxx" fo:country="none" officeooo:rsid="001da6eb" officeooo:paragraph-rsid="001da6eb" style:language-asian="zxx" style:country-asian="none" style:language-complex="zxx" style:country-complex="none"/>
    </style:style>
    <style:style style:name="P9" style:family="paragraph">
      <style:paragraph-properties fo:text-align="start"/>
      <style:text-properties fo:color="#111111" style:text-line-through-style="none" style:text-line-through-type="none" style:font-name="Liberation Mono1" fo:font-style="normal" style:text-underline-style="none"/>
    </style:style>
    <style:style style:name="T1" style:family="text">
      <style:text-properties fo:font-style="italic" style:font-style-asian="italic" style:font-style-complex="italic"/>
    </style:style>
    <style:style style:name="T2" style:family="text">
      <style:text-properties officeooo:rsid="003232bc"/>
    </style:style>
    <style:style style:name="T3" style:family="text">
      <style:text-properties officeooo:rsid="001e4988"/>
    </style:style>
    <style:style style:name="T4" style:family="text">
      <style:text-properties fo:font-style="normal" style:font-style-asian="normal" style:font-style-complex="normal"/>
    </style:style>
    <style:style style:name="T5" style:family="text">
      <style:text-properties fo:language="zxx" fo:country="none" style:language-asian="zxx" style:country-asian="none" style:language-complex="zxx" style:country-complex="none"/>
    </style:style>
    <style:style style:name="T6" style:family="text">
      <style:text-properties fo:language="zxx" fo:country="none" officeooo:rsid="0034a6af" style:language-asian="zxx" style:country-asian="none" style:language-complex="zxx" style:country-complex="none"/>
    </style:style>
    <style:style style:name="T7" style:family="text">
      <style:text-properties style:text-underline-style="solid" style:text-underline-width="auto" style:text-underline-color="font-color"/>
    </style:style>
    <style:style style:name="T8" style:family="text">
      <style:text-properties officeooo:rsid="0034a6af"/>
    </style:style>
    <style:style style:name="fr1" style:family="graphic" style:parent-style-name="Frame">
      <style:graphic-properties fo:margin-left="0cm" fo:margin-right="0cm" fo:margin-top="0cm" fo:margin-bottom="0cm" style:run-through="foreground" style:protect="content size position" style:wrap="dynamic" style:number-wrapped-paragraphs="no-limit" style:vertical-pos="bottom" style:vertical-rel="text" style:horizontal-pos="center" style:horizontal-rel="paragraph" fo:padding="0cm" fo:border-left="none" fo:border-right="none" fo:border-top="none" fo:border-bottom="0.06pt solid #000000" draw:wrap-influence-on-position="once-concurrent" loext:allow-overlap="true"/>
    </style:style>
    <style:style style:name="fr2" style:family="graphic" style:parent-style-name="Frame">
      <style:graphic-properties fo:margin-left="0cm" fo:margin-right="0cm" fo:margin-top="0cm" fo:margin-bottom="0cm" style:protect="content size position" style:vertical-pos="bottom" style:vertical-rel="text" fo:padding="0cm" fo:border-left="none" fo:border-right="none" fo:border-top="none" fo:border-bottom="0.06pt solid #000000" draw:wrap-influence-on-position="once-concurrent" loext:allow-overlap="true"/>
    </style:style>
    <style:style style:name="fr3" style:family="graphic" style:parent-style-name="Frame">
      <style:graphic-properties fo:margin-left="0cm" fo:margin-right="0cm" fo:margin-top="0cm" fo:margin-bottom="0cm" style:run-through="foreground" style:protect="position" style:wrap="dynamic" style:number-wrapped-paragraphs="no-limit" style:vertical-pos="bottom" style:vertical-rel="text" style:horizontal-pos="center" style:horizontal-rel="paragraph" fo:padding="0cm" fo:border-left="none" fo:border-right="none" fo:border-top="none" fo:border-bottom="0.06pt solid #000000" draw:wrap-influence-on-position="once-concurrent" loext:allow-overlap="true"/>
    </style:style>
    <style:style style:name="gr1" style:family="graphic">
      <style:graphic-properties fo:background-color="#ffffff" fo:border="none" style:protect="position size" style:wrap="run-through" style:number-wrapped-paragraphs="no-limit" style:vertical-pos="from-top" style:horizontal-pos="from-left" style:horizontal-rel="paragraph" draw:wrap-influence-on-position="once-concurrent" loext:allow-overlap="true" style:flow-with-text="false"/>
    </style:style>
  </office:automatic-styles>
  <office:body>
    <office:text>
      <office:forms form:automatic-focus="true" form:apply-design-mode="false">
        <form:form form:name="RTU Oracle DB"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Lietotājvārds"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text form:name="Parole"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HideInactiveSelection" office:value-type="boolean" office:boolean-value="false"/>
              <form:property form:property-name="ObjIDinMSO" office:value-type="float" office:value="65535"/>
            </form:properties>
          </form:text>
        </form:form>
        <form:form form:name="RTU SQLTS"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Lietotājvārds"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text form:name="Parole"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HideInactiveSelection" office:value-type="boolean" office:boolean-value="false"/>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TU DBVS dati</text:p>
      <text:h text:style-name="P8" text:outline-level="1">RTU Oracle DB <text:span text:style-name="T8">pieslēgšanās dati</text:span></text:h>
      <text:p text:style-name="P7"><text:span text:style-name="T5">Hostname</text:span><text:span text:style-name="T4">: </text:span><text:span text:style-name="T4"><draw:frame draw:style-name="fr3" draw:name="Oracle DB Hostname" text:anchor-type="as-char" draw:z-index="0"><draw:text-box fo:min-height="0.48cm" fo:min-width="3.66cm"><text:p text:style-name="P3"><text:span text:style-name="T8">85</text:span>.<text:span text:style-name="T8">254.224</text:span>.1<text:span text:style-name="T8">7</text:span>8</text:p></draw:text-box></draw:frame></text:span></text:p>
      <text:p text:style-name="P7"><text:span text:style-name="T4">Ports: </text:span><draw:frame draw:style-name="fr2" draw:name="Oracle DB Ports" text:anchor-type="as-char" svg:width="1.016cm" draw:z-index="1"><draw:text-box fo:min-height="0.489cm"><text:p text:style-name="P4">1521</text:p></draw:text-box></draw:frame></text:p>
      <text:p text:style-name="P7"><text:span text:style-name="T5">SID</text:span><text:span text:style-name="T4">: </text:span><text:span text:style-name="T4"><draw:frame draw:style-name="fr1" draw:name="Oracle DB SID" text:anchor-type="as-char" svg:width="1.804cm" svg:height="0.489cm" draw:z-index="2"><draw:text-box><text:p text:style-name="P4">dblab01</text:p></draw:text-box></draw:frame></text:span></text:p>
      <text:p text:style-name="P5">Lietotājvārds: <text:span text:style-name="T7"><draw:control text:anchor-type="as-char" svg:y="-0.39cm" draw:z-index="3" draw:name="Oracle DB Lietotājvārds" draw:style-name="gr1" draw:text-style-name="P9" svg:width="9cm" svg:height="0.451cm" draw:control="control1"/></text:span></text:p>
      <text:p text:style-name="P6">Parole: <text:span text:style-name="T7"><draw:control text:anchor-type="as-char" svg:y="-0.39cm" draw:z-index="4" draw:name="Oracle DB Parole" draw:style-name="gr1" draw:text-style-name="P9" svg:width="9cm" svg:height="0.451cm" draw:control="control2"/></text:span></text:p>
      <text:h text:style-name="Heading_20_1" text:outline-level="1"><text:a xlink:type="simple" xlink:href="http://varianti.rtu.lv/" text:style-name="Internet_20_link" text:visited-style-name="Visited_20_Internet_20_Link"><text:span text:style-name="T6">RTU SQL testēšanas sistēmas</text:span></text:a><text:span text:style-name="T5"> </text:span><text:span text:style-name="T6">konta dati</text:span></text:h>
      <text:p text:style-name="P6">Lietot<text:span text:style-name="T3">ā</text:span>jvārds: <text:span text:style-name="T7"><draw:control text:anchor-type="as-char" svg:y="-0.39cm" draw:z-index="5" draw:name="SQLTS Lietotājvārds" draw:style-name="gr1" draw:text-style-name="P9" svg:width="9cm" svg:height="0.451cm" draw:control="control3"/></text:span></text:p>
      <text:p text:style-name="P6">Parole: <text:span text:style-name="T7"><draw:control text:anchor-type="as-char" svg:y="-0.39cm" draw:z-index="6" draw:name="SQLTS Parole" draw:style-name="gr1" draw:text-style-name="P9" svg:width="9cm" svg:height="0.451cm" draw:control="control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Обычный"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v" fo:country="LV"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lv" fo:country="LV"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Drawing" style:family="paragraph" style:parent-style-name="Caption" style:class="extra">
      <style:paragraph-properties fo:padding="0cm" fo:border-left="none" fo:border-right="none" fo:border-top="none" fo:border-bottom="0.06pt solid #00000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cm" fo:border-left="none" fo:border-right="none" fo:border-top="none" fo:border-bottom="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line-height="115%" fo:text-align="justify" style:justify-single-word="false"/>
      <style:text-properties officeooo:rsid="003232bc" officeooo:paragraph-rsid="003232bc"/>
    </style:style>
    <style:style style:name="MP2" style:family="paragraph" style:parent-style-name="Footer">
      <style:paragraph-properties fo:margin-top="0.25cm" fo:margin-bottom="0cm" style:contextual-spacing="false" fo:line-height="115%" fo:text-align="justify" style:justify-single-word="false"/>
      <style:text-properties officeooo:paragraph-rsid="003232bc"/>
    </style:style>
    <style:style style:name="MT1" style:family="text">
      <style:text-properties fo:font-style="italic" style:font-style-asian="italic" style:font-style-complex="italic"/>
    </style:style>
    <style:style style:name="MT2" style:family="text">
      <style:text-properties officeooo:rsid="003232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Šo veidni var lietot, lai saglabāt DBVS kursa autentifikācijas datus. Modernie PDF pārlūki atbalsta PDF veidlapu tehnoloģiju, tāpēc šajā veidnē jums jābūt iespējai ievietot datus. Pēc tam aizpildīto PDF lapu var saglabāt un tad jaunajā kopijā būs jūsu dati ar rediģēšanas iespējām, vai uzreiz “izprintēt” citā PDF dokumentā, lai tos nevarētu labot (teksts būs <text:span text:style-name="MT1">iecepts</text:span>).</text:p>
        <text:p text:style-name="MP2"><text:span text:style-name="MT2">Oriģinālā veidne: </text:span><text:a xlink:type="simple" xlink:href="http://rtutniy.github.io/2026sp/DBVS" text:style-name="Internet_20_link" text:visited-style-name="Visited_20_Internet_20_Link"><text:span text:style-name="MT2">rtutniy.github.io/2026sp/DBVS</text:span></text:a></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1T23:09:46.952923583</meta:creation-date>
    <dc:date>2026-04-10T17:00:59.588290292</dc:date>
    <meta:editing-duration>PT47M25S</meta:editing-duration>
    <meta:editing-cycles>12</meta:editing-cycles>
    <meta:generator>LibreOffice/7.3.7.2$Linux_X86_64 LibreOffice_project/30$Build-2</meta:generator>
    <dc:title>RTU DBVS dati</dc:title>
    <dc:creator>Iaroslav Olegovich Viazmitin</dc:creator>
    <meta:document-statistic meta:table-count="0" meta:image-count="0" meta:object-count="0" meta:page-count="1" meta:paragraph-count="15" meta:word-count="82" meta:character-count="591" meta:non-whitespace-character-count="517"/>
  </office:meta>
</office:document-meta>
</file>